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officeooo:rsid="0002877e" officeooo:paragraph-rsid="0002877e"/>
    </style:style>
    <style:style style:name="P2" style:family="paragraph" style:parent-style-name="Heading_20_1">
      <style:paragraph-properties>
        <style:tab-stops>
          <style:tab-stop style:position="0.801cm"/>
          <style:tab-stop style:position="1.6cm"/>
          <style:tab-stop style:position="2.401cm"/>
          <style:tab-stop style:position="3.2cm"/>
          <style:tab-stop style:position="4.001cm"/>
          <style:tab-stop style:position="4.8cm"/>
          <style:tab-stop style:position="5.6cm"/>
          <style:tab-stop style:position="6.399cm"/>
          <style:tab-stop style:position="7.2cm"/>
          <style:tab-stop style:position="7.999cm"/>
          <style:tab-stop style:position="8.8cm"/>
          <style:tab-stop style:position="9.601cm"/>
        </style:tab-stops>
      </style:paragraph-properties>
      <style:text-properties style:font-name="DejaVu Sans Mono"/>
    </style:style>
    <style:style style:name="P3" style:family="paragraph" style:parent-style-name="Standard">
      <style:paragraph-properties>
        <style:tab-stops>
          <style:tab-stop style:position="0.801cm"/>
          <style:tab-stop style:position="1.6cm"/>
          <style:tab-stop style:position="2.401cm"/>
          <style:tab-stop style:position="3.2cm"/>
          <style:tab-stop style:position="4.001cm"/>
          <style:tab-stop style:position="4.8cm"/>
          <style:tab-stop style:position="5.6cm"/>
          <style:tab-stop style:position="6.399cm"/>
          <style:tab-stop style:position="7.2cm"/>
          <style:tab-stop style:position="7.999cm"/>
          <style:tab-stop style:position="8.8cm"/>
          <style:tab-stop style:position="9.601cm"/>
        </style:tab-stops>
      </style:paragraph-properties>
      <style:text-properties style:font-name="DejaVu Sans Mono" officeooo:rsid="0002f8f4" officeooo:paragraph-rsid="0002f8f4"/>
    </style:style>
    <style:style style:name="P4" style:family="paragraph" style:parent-style-name="Heading_20_2">
      <style:paragraph-properties>
        <style:tab-stops>
          <style:tab-stop style:position="0.801cm"/>
          <style:tab-stop style:position="1.6cm"/>
          <style:tab-stop style:position="2.401cm"/>
          <style:tab-stop style:position="3.2cm"/>
          <style:tab-stop style:position="4.001cm"/>
          <style:tab-stop style:position="4.8cm"/>
          <style:tab-stop style:position="5.6cm"/>
          <style:tab-stop style:position="6.399cm"/>
          <style:tab-stop style:position="7.2cm"/>
          <style:tab-stop style:position="7.999cm"/>
          <style:tab-stop style:position="8.8cm"/>
          <style:tab-stop style:position="9.601cm"/>
        </style:tab-stops>
      </style:paragraph-properties>
      <style:text-properties style:font-name="DejaVu Sans Mono"/>
    </style:style>
    <style:style style:name="P5" style:family="paragraph" style:parent-style-name="Text_20_body">
      <style:paragraph-properties>
        <style:tab-stops>
          <style:tab-stop style:position="0.801cm"/>
          <style:tab-stop style:position="1.6cm"/>
          <style:tab-stop style:position="2.401cm"/>
          <style:tab-stop style:position="3.2cm"/>
          <style:tab-stop style:position="4.001cm"/>
          <style:tab-stop style:position="4.8cm"/>
          <style:tab-stop style:position="5.6cm"/>
          <style:tab-stop style:position="6.399cm"/>
          <style:tab-stop style:position="7.2cm"/>
          <style:tab-stop style:position="7.999cm"/>
          <style:tab-stop style:position="8.8cm"/>
          <style:tab-stop style:position="9.601cm"/>
        </style:tab-stops>
      </style:paragraph-properties>
      <style:text-properties style:font-name="DejaVu Sans Mono" officeooo:rsid="000a9277" officeooo:paragraph-rsid="000a9277"/>
    </style:style>
    <style:style style:name="P6" style:family="paragraph" style:parent-style-name="Text_20_body">
      <style:paragraph-properties>
        <style:tab-stops>
          <style:tab-stop style:position="0.801cm"/>
          <style:tab-stop style:position="1.6cm"/>
          <style:tab-stop style:position="2.401cm"/>
          <style:tab-stop style:position="3.2cm"/>
          <style:tab-stop style:position="4.001cm"/>
          <style:tab-stop style:position="4.8cm"/>
          <style:tab-stop style:position="5.6cm"/>
          <style:tab-stop style:position="6.399cm"/>
          <style:tab-stop style:position="7.2cm"/>
          <style:tab-stop style:position="7.999cm"/>
          <style:tab-stop style:position="8.8cm"/>
          <style:tab-stop style:position="9.601cm"/>
        </style:tab-stops>
      </style:paragraph-properties>
      <style:text-properties style:font-name="DejaVu Sans Mono" style:text-underline-style="solid" style:text-underline-width="auto" style:text-underline-color="font-color" officeooo:rsid="000bc49f" officeooo:paragraph-rsid="000bc49f"/>
    </style:style>
    <style:style style:name="P7" style:family="paragraph" style:parent-style-name="Standard">
      <style:paragraph-properties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  <style:tab-stop style:position="4.2cm"/>
          <style:tab-stop style:position="4.8cm"/>
          <style:tab-stop style:position="5.399cm"/>
          <style:tab-stop style:position="6.001cm"/>
          <style:tab-stop style:position="6.6cm"/>
          <style:tab-stop style:position="7.2cm"/>
          <style:tab-stop style:position="7.8cm"/>
          <style:tab-stop style:position="8.4cm"/>
          <style:tab-stop style:position="8.999cm"/>
        </style:tab-stops>
      </style:paragraph-properties>
      <style:text-properties style:font-name="DejaVu Sans Mono" officeooo:rsid="0009ef0f" officeooo:paragraph-rsid="0009ef0f"/>
    </style:style>
    <style:style style:name="P8" style:family="paragraph" style:parent-style-name="Standard">
      <style:paragraph-properties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  <style:tab-stop style:position="4.2cm"/>
          <style:tab-stop style:position="4.8cm"/>
          <style:tab-stop style:position="5.399cm"/>
          <style:tab-stop style:position="6.001cm"/>
          <style:tab-stop style:position="6.6cm"/>
          <style:tab-stop style:position="7.2cm"/>
          <style:tab-stop style:position="7.8cm"/>
          <style:tab-stop style:position="8.4cm"/>
          <style:tab-stop style:position="8.999cm"/>
        </style:tab-stops>
      </style:paragraph-properties>
      <style:text-properties style:font-name="DejaVu Sans Mono" style:text-underline-style="solid" style:text-underline-width="auto" style:text-underline-color="font-color"/>
    </style:style>
    <style:style style:name="P9" style:family="paragraph" style:parent-style-name="Standard">
      <style:paragraph-properties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  <style:tab-stop style:position="4.2cm"/>
          <style:tab-stop style:position="4.8cm"/>
          <style:tab-stop style:position="5.399cm"/>
          <style:tab-stop style:position="6.001cm"/>
          <style:tab-stop style:position="6.6cm"/>
          <style:tab-stop style:position="7.2cm"/>
          <style:tab-stop style:position="7.8cm"/>
          <style:tab-stop style:position="8.4cm"/>
          <style:tab-stop style:position="8.999cm"/>
        </style:tab-stops>
      </style:paragraph-properties>
      <style:text-properties style:font-name="DejaVu Sans Mono" officeooo:rsid="000a9277" officeooo:paragraph-rsid="000a9277"/>
    </style:style>
    <style:style style:name="P10" style:family="paragraph" style:parent-style-name="Heading_20_2">
      <style:paragraph-properties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  <style:tab-stop style:position="4.2cm"/>
          <style:tab-stop style:position="4.8cm"/>
          <style:tab-stop style:position="5.399cm"/>
          <style:tab-stop style:position="6.001cm"/>
          <style:tab-stop style:position="6.6cm"/>
          <style:tab-stop style:position="7.2cm"/>
          <style:tab-stop style:position="7.8cm"/>
          <style:tab-stop style:position="8.4cm"/>
          <style:tab-stop style:position="8.999cm"/>
        </style:tab-stops>
      </style:paragraph-properties>
      <style:text-properties style:font-name="DejaVu Sans Mono" officeooo:rsid="0016bdf6"/>
    </style:style>
    <style:style style:name="P11" style:family="paragraph" style:parent-style-name="Standard">
      <style:paragraph-properties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  <style:tab-stop style:position="4.2cm"/>
          <style:tab-stop style:position="4.8cm"/>
          <style:tab-stop style:position="5.399cm"/>
          <style:tab-stop style:position="6.001cm"/>
          <style:tab-stop style:position="6.6cm"/>
          <style:tab-stop style:position="7.2cm"/>
          <style:tab-stop style:position="7.8cm"/>
          <style:tab-stop style:position="8.4cm"/>
          <style:tab-stop style:position="8.999cm"/>
        </style:tab-stops>
      </style:paragraph-properties>
      <style:text-properties style:font-name="DejaVu Sans Mono" officeooo:rsid="000cf52c" officeooo:paragraph-rsid="000cf52c"/>
    </style:style>
    <style:style style:name="P12" style:family="paragraph" style:parent-style-name="Standard">
      <style:paragraph-properties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  <style:tab-stop style:position="4.2cm"/>
          <style:tab-stop style:position="4.8cm"/>
          <style:tab-stop style:position="5.399cm"/>
          <style:tab-stop style:position="6.001cm"/>
          <style:tab-stop style:position="6.6cm"/>
          <style:tab-stop style:position="7.2cm"/>
          <style:tab-stop style:position="7.8cm"/>
          <style:tab-stop style:position="8.4cm"/>
          <style:tab-stop style:position="8.999cm"/>
        </style:tab-stops>
      </style:paragraph-properties>
      <style:text-properties style:font-name="DejaVu Sans Mono" officeooo:rsid="000ef2e8" officeooo:paragraph-rsid="000ef2e8"/>
    </style:style>
    <style:style style:name="P13" style:family="paragraph" style:parent-style-name="Standard">
      <style:paragraph-properties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  <style:tab-stop style:position="4.2cm"/>
          <style:tab-stop style:position="4.8cm"/>
          <style:tab-stop style:position="5.399cm"/>
          <style:tab-stop style:position="6.001cm"/>
          <style:tab-stop style:position="6.6cm"/>
          <style:tab-stop style:position="7.2cm"/>
          <style:tab-stop style:position="7.8cm"/>
          <style:tab-stop style:position="8.4cm"/>
          <style:tab-stop style:position="8.999cm"/>
        </style:tab-stops>
      </style:paragraph-properties>
      <style:text-properties style:font-name="DejaVu Sans Mono" officeooo:rsid="00100e15" officeooo:paragraph-rsid="00100e15"/>
    </style:style>
    <style:style style:name="P14" style:family="paragraph" style:parent-style-name="Heading_20_2">
      <style:paragraph-properties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  <style:tab-stop style:position="4.2cm"/>
          <style:tab-stop style:position="4.8cm"/>
          <style:tab-stop style:position="5.399cm"/>
          <style:tab-stop style:position="6.001cm"/>
          <style:tab-stop style:position="6.6cm"/>
          <style:tab-stop style:position="7.2cm"/>
          <style:tab-stop style:position="7.8cm"/>
          <style:tab-stop style:position="8.4cm"/>
          <style:tab-stop style:position="8.999cm"/>
        </style:tab-stops>
      </style:paragraph-properties>
      <style:text-properties style:font-name="DejaVu Sans Mono"/>
    </style:style>
    <style:style style:name="P15" style:family="paragraph" style:parent-style-name="Standard">
      <style:paragraph-properties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  <style:tab-stop style:position="4.2cm"/>
          <style:tab-stop style:position="4.8cm"/>
          <style:tab-stop style:position="5.399cm"/>
          <style:tab-stop style:position="6.001cm"/>
          <style:tab-stop style:position="6.6cm"/>
          <style:tab-stop style:position="7.2cm"/>
          <style:tab-stop style:position="7.8cm"/>
          <style:tab-stop style:position="8.4cm"/>
          <style:tab-stop style:position="8.999cm"/>
        </style:tab-stops>
      </style:paragraph-properties>
      <style:text-properties style:font-name="DejaVu Sans Mono" officeooo:rsid="001076c7" officeooo:paragraph-rsid="001076c7"/>
    </style:style>
    <style:style style:name="P16" style:family="paragraph" style:parent-style-name="Standard">
      <style:paragraph-properties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  <style:tab-stop style:position="4.2cm"/>
          <style:tab-stop style:position="4.8cm"/>
          <style:tab-stop style:position="5.399cm"/>
          <style:tab-stop style:position="6.001cm"/>
          <style:tab-stop style:position="6.6cm"/>
          <style:tab-stop style:position="7.2cm"/>
          <style:tab-stop style:position="7.8cm"/>
          <style:tab-stop style:position="8.4cm"/>
          <style:tab-stop style:position="8.999cm"/>
        </style:tab-stops>
      </style:paragraph-properties>
      <style:text-properties style:font-name="DejaVu Sans Mono" officeooo:rsid="0010789d" officeooo:paragraph-rsid="0010789d"/>
    </style:style>
    <style:style style:name="P17" style:family="paragraph" style:parent-style-name="Heading_20_1">
      <style:paragraph-properties fo:break-before="page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  <style:tab-stop style:position="4.2cm"/>
          <style:tab-stop style:position="4.8cm"/>
          <style:tab-stop style:position="5.399cm"/>
          <style:tab-stop style:position="6.001cm"/>
          <style:tab-stop style:position="6.6cm"/>
          <style:tab-stop style:position="7.2cm"/>
          <style:tab-stop style:position="7.8cm"/>
          <style:tab-stop style:position="8.4cm"/>
          <style:tab-stop style:position="8.999cm"/>
        </style:tab-stops>
      </style:paragraph-properties>
      <style:text-properties style:font-name="DejaVu Sans Mono"/>
    </style:style>
    <style:style style:name="P18" style:family="paragraph" style:parent-style-name="Standard">
      <style:paragraph-properties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  <style:tab-stop style:position="4.2cm"/>
          <style:tab-stop style:position="4.8cm"/>
          <style:tab-stop style:position="5.399cm"/>
          <style:tab-stop style:position="6.001cm"/>
          <style:tab-stop style:position="6.6cm"/>
          <style:tab-stop style:position="7.2cm"/>
          <style:tab-stop style:position="7.8cm"/>
          <style:tab-stop style:position="8.4cm"/>
          <style:tab-stop style:position="8.999cm"/>
        </style:tab-stops>
      </style:paragraph-properties>
      <style:text-properties style:font-name="DejaVu Sans Mono" officeooo:rsid="0016bdf6" officeooo:paragraph-rsid="0016bdf6"/>
    </style:style>
    <style:style style:name="P19" style:family="paragraph" style:parent-style-name="Standard">
      <style:text-properties style:font-name="DejaVu Sans Mono" officeooo:rsid="001076c7" officeooo:paragraph-rsid="001076c7"/>
    </style:style>
    <style:style style:name="P20" style:family="paragraph" style:parent-style-name="Heading_20_1">
      <style:text-properties style:font-name="DejaVu Sans Mono"/>
    </style:style>
    <style:style style:name="P21" style:family="paragraph" style:parent-style-name="Standard">
      <style:text-properties style:font-name="DejaVu Sans Mono" officeooo:rsid="00117a70" officeooo:paragraph-rsid="00117a70"/>
    </style:style>
    <style:style style:name="P22" style:family="paragraph" style:parent-style-name="Standard">
      <style:text-properties style:font-name="DejaVu Sans Mono" officeooo:rsid="0011d42a" officeooo:paragraph-rsid="0011d42a"/>
    </style:style>
    <style:style style:name="P23" style:family="paragraph" style:parent-style-name="Heading_20_1" style:list-style-name="">
      <style:text-properties style:font-name="DejaVu Sans Mono"/>
    </style:style>
    <style:style style:name="P24" style:family="paragraph" style:parent-style-name="Text_20_body">
      <style:text-properties style:font-name="DejaVu Sans Mono"/>
    </style:style>
    <style:style style:name="P25" style:family="paragraph" style:parent-style-name="Text_20_body">
      <style:text-properties officeooo:rsid="00174ad4" officeooo:paragraph-rsid="00174ad4"/>
    </style:style>
    <style:style style:name="P26" style:family="paragraph" style:parent-style-name="Text_20_body">
      <style:text-properties style:font-name="DejaVu Sans Mono" officeooo:rsid="0016de31" officeooo:paragraph-rsid="0016de31"/>
    </style:style>
    <style:style style:name="P27" style:family="paragraph" style:parent-style-name="Heading_20_1">
      <style:paragraph-properties fo:break-before="page"/>
      <style:text-properties style:font-name="DejaVu Sans Mono"/>
    </style:style>
    <style:style style:name="P28" style:family="paragraph" style:parent-style-name="Standard">
      <style:text-properties style:font-name="DejaVu Sans Mono" officeooo:rsid="0013058f" officeooo:paragraph-rsid="0013058f"/>
    </style:style>
    <style:style style:name="P29" style:family="paragraph" style:parent-style-name="Standard">
      <style:text-properties style:font-name="DejaVu Sans Mono" officeooo:rsid="00148887" officeooo:paragraph-rsid="00148887"/>
    </style:style>
    <style:style style:name="P30" style:family="paragraph" style:parent-style-name="Standard">
      <style:text-properties style:font-name="DejaVu Sans Mono" officeooo:rsid="0013058f" officeooo:paragraph-rsid="00148887"/>
    </style:style>
    <style:style style:name="P31" style:family="paragraph" style:parent-style-name="Heading_20_1" style:list-style-name=""/>
    <style:style style:name="P32" style:family="paragraph" style:parent-style-name="Heading_20_1">
      <style:paragraph-properties fo:break-before="page"/>
    </style:style>
    <style:style style:name="P33" style:family="paragraph" style:parent-style-name="Standard">
      <style:text-properties style:font-name="DejaVu Sans Mono" officeooo:rsid="0016026f" officeooo:paragraph-rsid="0016026f"/>
    </style:style>
    <style:style style:name="P34" style:family="paragraph" style:parent-style-name="Standard">
      <style:text-properties style:font-name="DejaVu Sans Mono" officeooo:rsid="000ef2e8" officeooo:paragraph-rsid="000ef2e8"/>
    </style:style>
    <style:style style:name="P35" style:family="paragraph" style:parent-style-name="Heading_20_1">
      <style:text-properties style:font-name="DejaVu Sans Mono" fo:font-size="16pt" style:font-size-asian="16pt" style:font-size-complex="16pt"/>
    </style:style>
    <style:style style:name="P36" style:family="paragraph" style:parent-style-name="Text_20_body">
      <style:text-properties style:font-name="DejaVu Sans Mono" officeooo:rsid="0002f8f4" officeooo:paragraph-rsid="0002f8f4"/>
    </style:style>
    <style:style style:name="P37" style:family="paragraph" style:parent-style-name="Text_20_body">
      <style:text-properties style:font-name="DejaVu Sans Mono" officeooo:rsid="0002f8f4" officeooo:paragraph-rsid="0007b736"/>
    </style:style>
    <style:style style:name="P38" style:family="paragraph" style:parent-style-name="Text_20_body">
      <style:text-properties style:font-name="DejaVu Sans Mono" officeooo:rsid="0002f8f4" officeooo:paragraph-rsid="00092490"/>
    </style:style>
    <style:style style:name="P39" style:family="paragraph" style:parent-style-name="Text_20_body">
      <style:text-properties style:font-name="DejaVu Sans Mono" officeooo:rsid="0002f8f4" officeooo:paragraph-rsid="0006265d"/>
    </style:style>
    <style:style style:name="P40" style:family="paragraph" style:parent-style-name="Standard">
      <style:text-properties style:font-name="DejaVu Sans Mono"/>
    </style:style>
    <style:style style:name="T1" style:family="text">
      <style:text-properties officeooo:rsid="000ecba1"/>
    </style:style>
    <style:style style:name="T2" style:family="text">
      <style:text-properties fo:background-color="#3cb371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0a9277" fo:background-color="#ffff00" loext:char-shading-value="0"/>
    </style:style>
    <style:style style:name="T5" style:family="text">
      <style:text-properties fo:background-color="#add8e6" loext:char-shading-value="0"/>
    </style:style>
    <style:style style:name="T6" style:family="text">
      <style:text-properties fo:background-color="#ff4500" loext:char-shading-value="0"/>
    </style:style>
    <style:style style:name="T7" style:family="text">
      <style:text-properties officeooo:rsid="00100e15"/>
    </style:style>
    <style:style style:name="T8" style:family="text">
      <style:text-properties officeooo:rsid="001076c7" fo:background-color="#add8e6" loext:char-shading-value="0"/>
    </style:style>
    <style:style style:name="T9" style:family="text">
      <style:text-properties officeooo:rsid="001076c7"/>
    </style:style>
    <style:style style:name="T10" style:family="text">
      <style:text-properties officeooo:rsid="0016bdf6"/>
    </style:style>
    <style:style style:name="T11" style:family="text">
      <style:text-properties officeooo:rsid="00196177" fo:background-color="#ffff00" loext:char-shading-value="0"/>
    </style:style>
    <style:style style:name="T12" style:family="text">
      <style:text-properties fo:background-color="#ffb6c1" loext:char-shading-value="0"/>
    </style:style>
    <style:style style:name="T13" style:family="text">
      <style:text-properties fo:background-color="#ffe4c4" loext:char-shading-value="0"/>
    </style:style>
    <style:style style:name="T14" style:family="text">
      <style:text-properties officeooo:rsid="00092490"/>
    </style:style>
    <style:style style:name="T15" style:family="text">
      <style:text-properties officeooo:rsid="0007b736"/>
    </style:style>
    <style:style style:name="T16" style:family="text">
      <style:text-properties officeooo:rsid="00045fa7"/>
    </style:style>
    <style:style style:name="T17" style:family="text">
      <style:text-properties officeooo:rsid="000626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2" text:outline-level="1">Manufacturer ID</text:h>
      <text:p text:style-name="P3">First 3 bytes are 0<text:span text:style-name="T1">0</text:span>, 0<text:span text:style-name="T1">0</text:span>, <text:span text:style-name="T1">10</text:span> (corresponds to Oberheim ID). Manufacturer code should be first after SysEx header</text:p>
      <text:p text:style-name="P3"/>
      <text:h text:style-name="P4" text:outline-level="2">Active Sense</text:h>
      <text:p text:style-name="P5">Looks for device on input by sending</text:p>
      <text:p text:style-name="P6">Request</text:p>
      <text:p text:style-name="P7">F0 <text:span text:style-name="T2">00 00 10</text:span> <text:span text:style-name="T3">0</text:span><text:span text:style-name="T4">0</text:span> <text:span text:style-name="T5">56</text:span> <text:span text:style-name="T6">76</text:span> 20 01 <text:span text:style-name="T6">7F</text:span> 6F F7</text:p>
      <text:p text:style-name="P7"/>
      <text:p text:style-name="P8">Response</text:p>
      <text:p text:style-name="P9"/>
      <text:p text:style-name="P9">F0 <text:span text:style-name="T2">00 00 10</text:span> <text:span text:style-name="T3">00</text:span> <text:span text:style-name="T5">56</text:span> <text:span text:style-name="T6">7F</text:span> 00 01 <text:span text:style-name="T6">76</text:span> 08 46 F7</text:p>
      <text:p text:style-name="P9"/>
      <text:h text:style-name="P10" text:outline-level="2">Device Enquiry</text:h>
      <text:p text:style-name="P11"/>
      <text:p text:style-name="P11">F0 <text:span text:style-name="T2">00 00 10</text:span> 7E <text:span text:style-name="T3">7F</text:span> <text:span text:style-name="T6">01</text:span> 00 01 00 00 11 F7</text:p>
      <text:p text:style-name="P11"/>
      <text:p text:style-name="P12">GENX1 on <text:span text:style-name="T7">MIDI </text:span>channel 0 responds with:</text:p>
      <text:p text:style-name="P12"/>
      <text:p text:style-name="P12">F0 <text:span text:style-name="T2">00 00 10</text:span> <text:span text:style-name="T3">00</text:span> <text:span text:style-name="T8">5</text:span><text:span text:style-name="T5">6</text:span> <text:span text:style-name="T6">02</text:span> 00 01 <text:span text:style-name="T3">00</text:span> 56 13 F7</text:p>
      <text:p text:style-name="P12"/>
      <text:p text:style-name="P13">On MIDI channel 1:</text:p>
      <text:p text:style-name="P12"/>
      <text:p text:style-name="P12">F0 <text:span text:style-name="T2">00 00 10</text:span> <text:span text:style-name="T3">01</text:span> <text:span text:style-name="T8">5</text:span><text:span text:style-name="T5">6</text:span> <text:span text:style-name="T6">02</text:span> 00 01 <text:span text:style-name="T3">01</text:span> <text:span text:style-name="T9">5</text:span>6 13 F7</text:p>
      <text:p text:style-name="P12"/>
      <text:h text:style-name="P14" text:outline-level="2">Unknown Request:</text:h>
      <text:p text:style-name="P12"/>
      <text:p text:style-name="P12">F0 <text:span text:style-name="T2">00 00 10</text:span> <text:span text:style-name="T3">00</text:span> <text:span text:style-name="T5">56</text:span> <text:span text:style-name="T6">70</text:span> 00 01 08 3F F7</text:p>
      <text:p text:style-name="P12"/>
      <text:p text:style-name="P15">Response is:</text:p>
      <text:p text:style-name="P15"/>
      <text:p text:style-name="P15">F0 <text:span text:style-name="T2">00 00 10</text:span> <text:span text:style-name="T3">00</text:span> <text:span text:style-name="T5">56</text:span> <text:span text:style-name="T6">7E</text:span> 00 01 70 00 49 F7</text:p>
      <text:p text:style-name="P15"/>
      <text:p text:style-name="P16"/>
      <text:h text:style-name="P17" text:outline-level="1"><text:span text:style-name="T10">Request Program Dump (05)</text:span>:</text:h>
      <text:p text:style-name="P16">F0 <text:span text:style-name="T2">00 00 10</text:span> <text:span text:style-name="T3">00</text:span> <text:span text:style-name="T5">56</text:span> <text:span text:style-name="T6">05</text:span> 00 01 42 F7</text:p>
      <text:p text:style-name="P16"/>
      <text:p text:style-name="P18">Code followed by bank and program number </text:p>
      <text:p text:style-name="P18"/>
      <text:p text:style-name="P16">Response:</text:p>
      <text:p text:style-name="P16"/>
      <text:p text:style-name="P15">F0 <text:span text:style-name="T2">00 00 10</text:span> <text:span text:style-name="T3">00</text:span> <text:span text:style-name="T5">56</text:span> <text:span text:style-name="T6">06</text:span> 00 01 00 6F 00 15 00 25 00 </text:p>
      <text:p text:style-name="P15">30 30 03 01 00 01 01 00 02 01 05 01 06 01 07 00 </text:p>
      <text:p text:style-name="P15">01 08 02 09 01 0A 02 00 0B 01 0C 01 0D 01 0E 00 </text:p>
      <text:p text:style-name="P15">01 0F 01 10 01 11 01 00 12 01 13 01 14 01 15 00 </text:p>
      <text:p text:style-name="P15">01 20 01 21 01 22 01 00 23 01 24 02 25 01 26 00 </text:p>
      <text:p text:style-name="P15">02 27 01 28 01 29 01 00 2A 01 2B 01 2C 02 2D 00 </text:p>
      <text:p text:style-name="P15">01 2E 01 70 01 71 01 00 72 01 73 01 74 01 75 00 </text:p>
      <text:p text:style-name="P15">01 76 01 7E 01 7F 01 41 F7</text:p>
      <text:p text:style-name="P19"/>
      <text:h text:style-name="P20" text:outline-level="1">Data Request :</text:h>
      <text:p text:style-name="P21">F0 <text:span text:style-name="T2">00 00 10</text:span> <text:span text:style-name="T3">00</text:span> <text:span text:style-name="T5">56</text:span> <text:span text:style-name="T6">07</text:span> 00 01 01 41 F7</text:p>
      <text:p text:style-name="P21"/>
      <text:p text:style-name="P22">Response:</text:p>
      <text:p text:style-name="P22"/>
      <text:p text:style-name="P22">F0 <text:span text:style-name="T2">00 00 10</text:span> <text:span text:style-name="T3">00</text:span> <text:span text:style-name="T5">56</text:span> <text:span text:style-name="T6">08</text:span> 00 02 01 02 3C 09 00 3D 00 </text:p>
      <text:p text:style-name="P22">09 00 4E F7 </text:p>
      <text:p text:style-name="P22"/>
      <text:h text:style-name="P23" text:outline-level="1"/>
      <text:p text:style-name="P24"/>
      <text:h text:style-name="Heading_20_1" text:outline-level="1">Error Response (Bad Program Number):</text:h>
      <text:p text:style-name="P25">Program dump request (05) with program 0 returns:</text:p>
      <text:p text:style-name="P26">F0 00 00 10 00 56 7F 00 01 05 01 3C F7</text:p>
      <text:h text:style-name="P27" text:outline-level="1">Patch Names Request</text:h>
      <text:p text:style-name="P22">F0 <text:span text:style-name="T2">00 00 10</text:span> <text:span text:style-name="T11">00</text:span> <text:span text:style-name="T5">56</text:span> <text:span text:style-name="T6">12</text:span> 00 01 01 00 54 F7</text:p>
      <text:p text:style-name="P22"/>
      <text:p text:style-name="P28">Response:</text:p>
      <text:p text:style-name="P28"/>
      <text:p text:style-name="P29">Names are 6 ASCII characters split 5/1 with 00 between. <text:span text:style-name="T12">48</text:span> names.</text:p>
      <text:p text:style-name="P28"/>
      <text:p text:style-name="P30">F0 <text:span text:style-name="T2">00 00 10</text:span> <text:span text:style-name="T3">00</text:span> <text:span text:style-name="T5">56</text:span> <text:span text:style-name="T6">13</text:span> 00 01 <text:span text:style-name="T12">30</text:span> </text:p>
      <text:p text:style-name="P30"><text:span text:style-name="T13">41 41 41 41 41 00 41</text:span> 00 </text:p>
      <text:p text:style-name="P30"><text:span text:style-name="T13">41 41 41 41 41 00 41</text:span> 00 </text:p>
      <text:p text:style-name="P30"><text:span text:style-name="T13">32 43 48 55 4E 00 4B</text:span> 00 </text:p>
      <text:p text:style-name="P30"><text:span text:style-name="T12">57 41 52 50 4D 00 45</text:span> 00 </text:p>
      <text:p text:style-name="P30">42 4C 4B 42 41 00 </text:p>
      <text:p text:style-name="P28">53 00 4D 45 41 54 58 00 32 00 45 52 49 43 20 00 </text:p>
      <text:p text:style-name="P28">4A 00 43 41 52 4C 4F 00 53 00 4B 4F 42 42 20 00 </text:p>
      <text:p text:style-name="P28">20 00 42 41 53 53 4D 00 4E 00 4D 41 54 43 48 00 </text:p>
      <text:p text:style-name="P28">44 00 56 4F 58 54 4F 00 50 00 42 4C 55 44 4C 00 </text:p>
      <text:p text:style-name="P28">59 00 42 4C 55 42 41 00 4C 00 54 45 58 42 4C 00 </text:p>
      <text:p text:style-name="P28">55 00 50 49 43 4B 45 00 4E 00 50 53 54 45 45 00 </text:p>
      <text:p text:style-name="P28">4C 00 41 20 4D 49 58 00 4F 00 4D 4F 20 57 41 00 </text:p>
      <text:p text:style-name="P28">48 00 46 41 5A 4F 55 00 54 00 54 48 49 43 4B 00 </text:p>
      <text:p text:style-name="P28">52 00 41 43 4F 55 53 00 54 00 43 4D 50 43 4C 00 </text:p>
      <text:p text:style-name="P28">4E 00 57 52 4D 43 4C 00 4E 00 52 45 43 54 46 00 </text:p>
      <text:p text:style-name="P28">59 00 53 4F 4C 4F 20 00 20 00 57 48 41 4D 4D 00 </text:p>
      <text:p text:style-name="P28">59 00 53 54 41 43 4B 00 44 00 56 4F 4C 53 57 00 </text:p>
      <text:p text:style-name="P28">4C 00 42 49 47 44 55 00 4B 00 4A 41 5A 5A 59 00 </text:p>
      <text:p text:style-name="P28">20 00 35 54 48 53 20 00 20 00 46 55 53 4F 4C 00 </text:p>
      <text:p text:style-name="P28">4F 00 53 55 52 46 49 00 4E 00 46 55 5A 5A 4F 00 </text:p>
      <text:p text:style-name="P28">20 00 54 52 45 4D 42 00 4F 00 43 4C 4E 57 41 00 </text:p>
      <text:p text:style-name="P28">48 00 46 4E 4B 50 48 00 53 00 45 4E 56 4C 4F 00 </text:p>
      <text:p text:style-name="P28">50 00 42 4C 4B 46 55 00 5A 00 54 55 4E 43 41 00 </text:p>
      <text:p text:style-name="P28">42 00 54 52 47 50 48 00 53 00 50 53 59 4E 54 00 </text:p>
      <text:p text:style-name="P28">48 00 52 4F 54 41 52 00 59 00 59 41 59 41 20 00 </text:p>
      <text:p text:style-name="P28">20 00 53 54 55 54 54 00 52 00 54 52 49 50 4C 00 </text:p>
      <text:p text:style-name="P28">54 00 <text:span text:style-name="T13">44 49 56 42 4F 00 4D</text:span> 00 64 F7 </text:p>
      <text:p text:style-name="P28"/>
      <text:h text:style-name="P31" text:outline-level="1"/>
      <text:h text:style-name="P32" text:outline-level="1">Data Request:</text:h>
      <text:p text:style-name="P33">F0 00 00 10 00 56 20 00 01 02 00 1F 7A F7</text:p>
      <text:p text:style-name="P33"/>
      <text:p text:style-name="P33">Response:</text:p>
      <text:p text:style-name="P33"/>
      <text:p text:style-name="P33">F0 00 00 10 00 56 21 00 01 02 00 44 49 56 42 01 </text:p>
      <text:p text:style-name="P33">4F 4D 00 00 08 09 29 00 00 56 F7 </text:p>
      <text:p text:style-name="P22"/>
      <text:p text:style-name="P33">Later:</text:p>
      <text:p text:style-name="P33"/>
      <text:p text:style-name="P33">F0 00 00 10 00 56 7F 00 01 20 0D 15 F7</text:p>
      <text:p text:style-name="P33"/>
      <text:p text:style-name="P34"/>
      <text:h text:style-name="Heading_20_1" text:outline-level="1">Data Request:</text:h>
      <text:p text:style-name="P33"/>
      <text:p text:style-name="P33">F0 00 00 10 00 56 7E 00 01 21 18 F7</text:p>
      <text:p text:style-name="P33"/>
      <text:p text:style-name="P33">Response:</text:p>
      <text:p text:style-name="P33"/>
      <text:p text:style-name="P33">None</text:p>
      <text:p text:style-name="P33"/>
      <text:p text:style-name="P33"/>
      <text:p text:style-name="P33">Data Request:</text:p>
      <text:p text:style-name="P33"/>
      <text:p text:style-name="P33"/>
      <text:h text:style-name="P35" text:outline-level="1"/>
      <text:h text:style-name="P35" text:outline-level="1"/>
      <text:h text:style-name="P35" text:outline-level="1"/>
      <text:h text:style-name="P35" text:outline-level="1"/>
      <text:h text:style-name="P35" text:outline-level="1">Patch Dump</text:h>
      <text:p text:style-name="P36">Consists of 8 messages.</text:p>
      <text:h text:style-name="P20" text:outline-level="1">Patch Dump (1)</text:h>
      <text:p text:style-name="P36">00<text:tab/>00<text:tab/>1<text:span text:style-name="T1">0</text:span><text:tab/><text:tab/><text:tab/>Manufacturer ID</text:p>
      <text:p text:style-name="P37">00<text:tab/><text:tab/><text:tab/><text:tab/><text:tab/><text:span text:style-name="T14">MIDI </text:span><text:span text:style-name="T15">Channel</text:span></text:p>
      <text:p text:style-name="P37"><text:soft-page-break/><text:span text:style-name="T1">5</text:span>6<text:tab/><text:tab/><text:tab/><text:tab/><text:tab/><text:span text:style-name="T15">Device ID</text:span></text:p>
      <text:p text:style-name="P37"><text:span text:style-name="T1">21</text:span><text:tab/><text:tab/><text:tab/><text:tab/><text:tab/>Message/<text:span text:style-name="T14">Procedure</text:span> ID</text:p>
      <text:p text:style-name="P38">00<text:tab/>01<text:tab/><text:span text:style-name="T15">01<text:tab/></text:span></text:p>
      <text:p text:style-name="P38"><text:span text:style-name="T15">00<text:tab/><text:tab/><text:tab/><text:tab/><text:tab/></text:span><text:span text:style-name="T14">Patch Number</text:span></text:p>
      <text:p text:style-name="P36"><text:span text:style-name="T1">41</text:span><text:tab/><text:span text:style-name="T1">41</text:span><text:tab/><text:span text:style-name="T1">41</text:span><text:tab/><text:span text:style-name="T1">41</text:span><text:tab/><text:tab/>First 4 characters of name</text:p>
      <text:p text:style-name="P36">09<text:tab/><text:tab/><text:tab/><text:tab/><text:tab/>*</text:p>
      <text:p text:style-name="P36"><text:span text:style-name="T1">41</text:span><text:tab/><text:span text:style-name="T1">41</text:span><text:tab/><text:tab/><text:tab/><text:tab/>Final 2 characters of name</text:p>
      <text:p text:style-name="P36">00<text:tab/><text:span text:style-name="T1">7F</text:span><text:tab/>08<text:tab/>09<text:tab/><text:span text:style-name="T1">29</text:span></text:p>
      <text:p text:style-name="P39">00<text:tab/>00</text:p>
      <text:p text:style-name="P39"><text:span text:style-name="T1">39</text:span><text:tab/><text:tab/><text:tab/><text:tab/><text:tab/><text:span text:style-name="T16">Checksum </text:span><text:span text:style-name="T17">(XOR of previous bytes)</text:span></text:p>
      <text:p text:style-name="P40"/>
      <text:p text:style-name="P4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DejaVu Sans Mono" fo:font-family="'DejaVu Sans Mono'" style:font-family-generic="modern" style:font-pitch="fixed" fo:font-size="16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0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68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609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Title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6T11:57:46.933880165</meta:creation-date>
    <dc:date>2024-11-04T17:33:40.235000000</dc:date>
    <meta:editing-duration>PT9H29M25S</meta:editing-duration>
    <meta:editing-cycles>19</meta:editing-cycles>
    <meta:generator>LibreOffice/24.8.2.1$Windows_X86_64 LibreOffice_project/0f794b6e29741098670a3b95d60478a65d05ef13</meta:generator>
    <meta:document-statistic meta:table-count="0" meta:image-count="0" meta:object-count="0" meta:page-count="5" meta:paragraph-count="97" meta:word-count="905" meta:character-count="3142" meta:non-whitespace-character-count="2263"/>
  </office:meta>
</office:document-meta>
</file>